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9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1.9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0.58mm" fo:min-width="0mm" fo:padding-top="1.3mm" fo:padding-bottom="1.3mm" fo:padding-left="2.5mm" fo:padding-right="2.5mm" fo:wrap-option="wrap" draw:shadow-color="#808080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0.59mm" fo:min-width="0mm" fo:padding-top="1.3mm" fo:padding-bottom="1.3mm" fo:padding-left="2.5mm" fo:padding-right="2.5mm" fo:wrap-option="wrap" draw:shadow-color="#808080"/>
    </style:style>
    <style:style style:name="P1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10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11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12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13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報<text:span text:style-name="T1">    </text:span><text:span text:style-name="T2">價</text:span><text:span text:style-name="T3">    </text:span><text:span text:style-name="T2">單</text:span></text:p>
          </table:table-cell>
          <table:covered-table-cell table:number-columns-repeated="7" table:style-name="ce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No.<text:span text:style-name="T4">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                 <text:span text:style-name="T5">台照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蒙<text:span text:style-name="T6">        </text:span><text:span text:style-name="T7">貴公司</text:span><text:span text:style-name="T8">    </text:span><text:span text:style-name="T7">月</text:span><text:span text:style-name="T8">    </text:span><text:span text:style-name="T7">日</text:span><text:span text:style-name="T8">      </text:span><text:span text:style-name="T7">電話</text:span><text:span text:style-name="T8">        </text:span><text:span text:style-name="T7">來函</text:span><text:span text:style-name="T8">      </text:span><text:span text:style-name="T7">當面賜教，無任感祁，茲將敝公</text:span></text:p>
          </table:table-cell>
          <table:table-cell/>
          <table:table-cell>
            <draw:custom-shape table:end-cell-address="Sheet1.D4" table:end-x="10.26mm" table:end-y="4.78mm" draw:z-index="0" draw:name="矩形 1" draw:style-name="gr1" draw:text-style-name="P1" svg:width="3.02mm" svg:height="3.18mm" svg:x="7.24mm" svg:y="1.6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E4" table:end-x="7.91mm" table:end-y="4.78mm" draw:z-index="2" draw:name="矩形 3" draw:style-name="gr1" draw:text-style-name="P1" svg:width="2.98mm" svg:height="3.18mm" svg:x="4.93mm" svg:y="1.6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F4" table:end-x="3.98mm" table:end-y="5.03mm" draw:z-index="1" draw:name="矩形 2" draw:style-name="gr1" draw:text-style-name="P1" svg:width="2.98mm" svg:height="3.18mm" svg:x="1mm" svg:y="1.8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司部份產品的報價提供如後，以作<text:span text:style-name="T4">      </text:span><text:span text:style-name="T9">貴公司選擇參考之用。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一、報價有效期限：<text:span text:style-name="T6">      </text:span><text:span text:style-name="T7">年</text:span><text:span text:style-name="T8">      </text:span><text:span text:style-name="T7">月</text:span><text:span text:style-name="T8">      </text:span><text:span text:style-name="T7">日以前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二、報價項目：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產品項目</text:p>
          </table:table-cell>
          <table:covered-table-cell table:style-name="ce9"/>
          <table:table-cell table:style-name="ce9" office:value-type="string" calcext:value-type="string">
            <text:p>規格說明</text:p>
          </table:table-cell>
          <table:table-cell table:style-name="ce9" office:value-type="string" calcext:value-type="string">
            <text:p>數量</text:p>
          </table:table-cell>
          <table:table-cell table:style-name="ce9" office:value-type="string" calcext:value-type="string">
            <text:p>單位</text:p>
          </table:table-cell>
          <table:table-cell table:style-name="ce9" office:value-type="string" calcext:value-type="string">
            <text:p>單價</text:p>
          </table:table-cell>
          <table:table-cell table:style-name="ce9" office:value-type="string" calcext:value-type="string">
            <text:p>總價</text:p>
          </table:table-cell>
          <table:table-cell table:style-name="ce9" office:value-type="string" calcext:value-type="string">
            <text:p>備註</text:p>
          </table:table-cell>
          <table:table-cell table:number-columns-repeated="1015"/>
        </table:table-row>
        <table:table-row table:style-name="ro4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0]*[.G10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1]*[.G11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2]*[.G12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3]*[.G13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4]*[.G14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5]*[.G15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5">
          <table:table-cell/>
          <table:table-cell table:style-name="ce7" office:value-type="string" calcext:value-type="string">
            <text:p>合計新台幣</text:p>
          </table:table-cell>
          <table:table-cell table:style-name="ce11" office:value-type="string" calcext:value-type="string" table:number-columns-spanned="7" table:number-rows-spanned="1">
            <text:p>                     <text:span text:style-name="T5">萬</text:span><text:span text:style-name="T8">      </text:span><text:span text:style-name="T7">仟</text:span><text:span text:style-name="T8">      </text:span><text:span text:style-name="T7">佰</text:span><text:span text:style-name="T8">      </text:span><text:span text:style-name="T7">拾</text:span><text:span text:style-name="T8">      </text:span><text:span text:style-name="T7">元整</text:span></text:p>
          </table:table-cell>
          <table:covered-table-cell table:number-columns-repeated="5" table:style-name="ce14"/>
          <table:covered-table-cell table:style-name="ce1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三、訂貨及交貨方式：<text:span text:style-name="T4">               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四、付款條件：<text:span text:style-name="T4">                     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五、附件：<text:span text:style-name="T6">    </text:span><text:span text:style-name="T7">樣品</text:span><text:span text:style-name="T10">      </text:span><text:span text:style-name="T9">件</text:span><text:span text:style-name="T11">    </text:span><text:span text:style-name="T12">圖片</text:span><text:span text:style-name="T10">      </text:span><text:span text:style-name="T9">件</text:span><text:span text:style-name="T11">     </text:span><text:span text:style-name="T12">書面說明</text:span><text:span text:style-name="T10">      </text:span><text:span text:style-name="T9">頁</text:span></text:p>
          </table:table-cell>
          <table:table-cell>
            <draw:custom-shape table:end-cell-address="Sheet1.C20" table:end-x="5.45mm" table:end-y="5.03mm" draw:z-index="3" draw:name="矩形 7" draw:style-name="gr2" draw:text-style-name="P1" svg:width="2.98mm" svg:height="3.19mm" svg:x="2.47mm" svg:y="1.84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D20" table:end-x="9.77mm" table:end-y="5.03mm" draw:z-index="4" draw:name="矩形 8" draw:style-name="gr2" draw:text-style-name="P1" svg:width="3.03mm" svg:height="3.19mm" svg:x="6.74mm" svg:y="1.84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E20" table:end-x="14.56mm" table:end-y="4.78mm" draw:z-index="5" draw:name="矩形 9" draw:style-name="gr2" draw:text-style-name="P1" svg:width="2.98mm" svg:height="3.19mm" svg:x="11.58mm" svg:y="1.5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六、附注：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        <text:span text:style-name="T5">報價單位：</text:span><text:span text:style-name="T10">                  </text:span><text:span text:style-name="T13">    </text:span><text:span text:style-name="T12">經辦人：</text:span><text:span text:style-name="T10">                  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2" office:value-type="string" calcext:value-type="string">
            <text:p>        <text:span text:style-name="T5">報價日期</text:span><text:span text:style-name="T8">      </text:span><text:span text:style-name="T7">年</text:span><text:span text:style-name="T8">      </text:span><text:span text:style-name="T7">月</text:span><text:span text:style-name="T8">      </text:span><text:span text:style-name="T7">日</text:span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46:23</meta:creation-date>
    <dc:creator>John</dc:creator>
    <dc:date>1993-02-17T13:56:27</dc:date>
    <meta:print-date>1993-02-17T13:55:09</meta:print-date>
    <meta:document-statistic meta:table-count="3" meta:cell-count="28" meta:object-count="6"/>
    <meta:generator>LibreOffice/5.1.1.3$Windows_x86 LibreOffice_project/89f508ef3ecebd2cfb8e1def0f0ba9a803b88a6d</meta:generator>
  </office:meta>
</office:document-meta>
</file>